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58590" officeooo:paragraph-rsid="00158590" style:font-weight-asian="bold" style:font-weight-complex="bold"/>
    </style:style>
    <style:style style:name="P2" style:family="paragraph" style:parent-style-name="Standard">
      <style:text-properties style:text-line-through-style="none" style:text-line-through-type="none" style:text-underline-style="solid" style:text-underline-width="auto" style:text-underline-color="font-color" fo:font-weight="bold" officeooo:rsid="00158590" officeooo:paragraph-rsid="00158590" style:font-weight-asian="bold" style:font-weight-complex="bold"/>
    </style:style>
    <style:style style:name="P3" style:family="paragraph" style:parent-style-name="Standard">
      <style:text-properties style:text-line-through-style="none" style:text-line-through-type="none" style:text-underline-style="none" fo:font-weight="normal" officeooo:rsid="00158590" officeooo:paragraph-rsid="00158590" style:font-weight-asian="normal" style:font-weight-complex="normal"/>
    </style:style>
    <style:style style:name="P4" style:family="paragraph" style:parent-style-name="Standard">
      <style:text-properties style:text-line-through-style="none" style:text-line-through-type="none" style:text-underline-style="none" fo:font-weight="normal" officeooo:rsid="00166afb" officeooo:paragraph-rsid="00166afb" style:font-weight-asian="normal" style:font-weight-complex="normal"/>
    </style:style>
    <style:style style:name="P5" style:family="paragraph" style:parent-style-name="Standard">
      <style:text-properties style:text-underline-style="none" fo:font-weight="normal" officeooo:rsid="00158590" officeooo:paragraph-rsid="00158590"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 Chandrasekhar</text:p>
      <text:p text:style-name="P1">Rollno : 21011102107</text:p>
      <text:p text:style-name="P1"/>
      <text:p text:style-name="P5"><text:s text:c="56"/><text:span text:style-name="T1">DAA ASSIGNMENT</text:span></text:p>
      <text:p text:style-name="P1"/>
      <text:p text:style-name="P1"/>
      <text:p text:style-name="P1">Prims algorithm for weighted graph:</text:p>
      <text:p text:style-name="P5">Prim’s algorithm assumes that all vertices are connected. But in a directed graph, every node is not reachable from every other node. So, Prim’s algorithm fails due to this reason.</text:p>
      <text:p text:style-name="P5"/>
      <text:p text:style-name="P1"/>
      <text:p text:style-name="P2">krushkals agorithm for weighted graph:</text:p>
      <text:p text:style-name="P3">n Kruskal’s algorithm, In each step, it is checked that if the edges form a cycle with the spanning-tree formed so far. But Kruskal’s algorithm fails to detect the cycles in a directed graph as there are cases when there is no cycle between the vertices but Kruskal’s Algorithm assumes it to cycle and don’t take consider some edges due to which Kruskal’s Algorithm fails for directed graph.</text:p>
      <text:p text:style-name="P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8T10:26:13.995936155</meta:creation-date>
    <dc:date>2023-01-18T10:38:59.712752241</dc:date>
    <meta:editing-duration>PT1M35S</meta:editing-duration>
    <meta:editing-cycles>1</meta:editing-cycles>
    <meta:document-statistic meta:table-count="0" meta:image-count="0" meta:object-count="0" meta:page-count="1" meta:paragraph-count="8" meta:word-count="117" meta:character-count="755" meta:non-whitespace-character-count="590"/>
    <meta:generator>LibreOffice/6.4.7.2$Linux_X86_64 LibreOffice_project/40$Build-2</meta:generator>
  </office:meta>
</office:document-meta>
</file>